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ff" style:diagonal-bl-tr="none" style:diagonal-tl-br="none" style:text-align-source="fix" style:repeat-content="false" fo:wrap-option="no-wrap" fo:border="0.06pt solid #111111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999999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111111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3333" style:diagonal-bl-tr="none" style:diagonal-tl-br="none" style:text-align-source="fix" style:repeat-content="false" fo:wrap-option="no-wrap" fo:border="0.06pt solid #111111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ackground-color="#ff3333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111111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led&quot;;&quot;boutton&quot;;&quot;joystick&quot;;&quot;switch&quot;)" table:allow-empty-cell="tru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ordinateur_bord&quot;;&quot;pilote_bas&quot;;&quot;pilote_haut&quot;;&quot;copilote_bas&quot;;&quot;copilote_haut&quot;;&quot;panneau_droite&quot;;&quot;panneau_gauche&quot;)" table:allow-empty-cell="true" table:display-list="unsorted" table:base-cell-address="Feuille1.B1">
          <table:error-message table:message-type="stop" table:display="true"/>
        </table:content-validation>
        <table:content-validation table:name="val4" table:condition="of:cell-content-is-in-list(&quot;rouge&quot;;&quot;vert&quot;;&quot;bleu&quot;)" table:allow-empty-cell="true" table:display-list="unsorted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21"/>
        <table:table-column table:style-name="co7" table:number-columns-repeated="1014" table:default-cell-style-name="ce21"/>
        <table:table-column table:style-name="co7" table:default-cell-style-name="ce22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table:content-validation-name="val4" office:value-type="string" calcext:value-type="string">
            <text:p>couleur led</text:p>
          </table:table-cell>
          <table:table-cell table:style-name="ce1" table:content-validation-name="val1" office:value-type="string" calcext:value-type="string">
            <text:p>texte</text:p>
          </table:table-cell>
          <table:table-cell table:style-name="ce20" table:number-columns-repeated="1016"/>
          <table:table-cell table:style-name="ce23"/>
          <table:table-cell table:style-name="ce24" table:number-columns-repeated="2"/>
        </table:table-row>
        <table:table-row table:style-name="ro2">
          <table:table-cell table:style-name="ce2" office:value-type="string" calcext:value-type="string">
            <text:p>l_acceleration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antenne_com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canal communication actif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correction_direction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correction direction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correction_roulis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3" calcext:value-type="float">
            <text:p>3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correction roulis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3" office:value-type="string" calcext:value-type="string">
            <text:p>l_correction_stabilisation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correction stabilisation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panneaux_solaires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puissance solaire maximal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verrouillage_secteur1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verrouillage sec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verrouillage_secteur2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7" calcext:value-type="float">
            <text:p>7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verrouillage sec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3" office:value-type="string" calcext:value-type="string">
            <text:p>l_verrouillage_secteur3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8" calcext:value-type="float">
            <text:p>8</text:p>
          </table:table-cell>
          <table:table-cell table:style-name="ce16" table:content-validation-name="val4" office:value-type="string" calcext:value-type="string">
            <text:p>bleu</text:p>
          </table:table-cell>
          <table:table-cell table:style-name="ce17" table:content-validation-name="val1" office:value-type="string" calcext:value-type="string">
            <text:p>verrouillage sec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reche_coque1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9" calcext:value-type="float">
            <text:p>9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brèche extérieur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reche_coque2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0" calcext:value-type="float">
            <text:p>10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roblème déconfinement thermiqu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reche_coque3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1" calcext:value-type="float">
            <text:p>11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bouclier magnétiqu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defficience_moteur1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2" calcext:value-type="float">
            <text:p>12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anne généra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defficience_moteur2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3" calcext:value-type="float">
            <text:p>13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anne généra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defficience_moteur3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4" calcext:value-type="float">
            <text:p>14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anne généra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fuite_CO2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5" calcext:value-type="float">
            <text:p>15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fuite C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fuite_O2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6" calcext:value-type="float">
            <text:p>16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fuite oxygène (O2)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CO2_down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7" calcext:value-type="float">
            <text:p>17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diminution C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CO2_high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8" calcext:value-type="float">
            <text:p>18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niveau CO2 trop élevé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CO2_up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19" calcext:value-type="float">
            <text:p>19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augmentation C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O2_down</text:p>
          </table:table-cell>
          <table:table-cell table:style-name="ce7" table:content-validation-name="val2" office:value-type="string" calcext:value-type="string">
            <text:p>led</text:p>
          </table:table-cell>
          <table:table-cell table:style-name="ce11" office:value-type="float" office:value="20" calcext:value-type="float">
            <text:p>20</text:p>
          </table:table-cell>
          <table:table-cell table:style-name="ce16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diminution 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O2_low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1" calcext:value-type="float">
            <text:p>21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niveau O2 trop bas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O2_up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2" calcext:value-type="float">
            <text:p>22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augmentation 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power_down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3" calcext:value-type="float">
            <text:p>23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uissance faibl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power_low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4" calcext:value-type="float">
            <text:p>24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diminution puissanc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ain_power_up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5" calcext:value-type="float">
            <text:p>25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augmentation puissanc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surpression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6" calcext:value-type="float">
            <text:p>26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roblème surpression 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surpression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7" calcext:value-type="float">
            <text:p>27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roblème température intern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surpression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content-validation-name="val4" office:value-type="string" calcext:value-type="string">
            <text:p>rouge</text:p>
          </table:table-cell>
          <table:table-cell table:style-name="ce17" table:content-validation-name="val1" office:value-type="string" calcext:value-type="string">
            <text:p>problème 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pilote_automatique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pilote automatiqu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atterie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0" calcext:value-type="float">
            <text:p>30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batterie secours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atterie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1" calcext:value-type="float">
            <text:p>31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batterie secours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atterie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2" calcext:value-type="float">
            <text:p>32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batterie secours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batterie4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3" calcext:value-type="float">
            <text:p>33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batterie secours 4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oteur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4" calcext:value-type="float">
            <text:p>34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généra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oteur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5" calcext:value-type="float">
            <text:p>35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généra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moteur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6" calcext:value-type="float">
            <text:p>36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généra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oxygene_secteur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7" calcext:value-type="float">
            <text:p>37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oxygène sec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oxygene_secteur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8" calcext:value-type="float">
            <text:p>38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oxygène sec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oxygene_secteur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39" calcext:value-type="float">
            <text:p>39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oxygène sec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recyclage_CO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0" calcext:value-type="float">
            <text:p>40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recyclage CO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recyclage_H2O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1" calcext:value-type="float">
            <text:p>41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9" office:value-type="string" calcext:value-type="string">
            <text:p>recyclage humidité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recyclage_O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2" calcext:value-type="float">
            <text:p>42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recyclage oxygèn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ension_secteur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3" calcext:value-type="float">
            <text:p>43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tension sec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ension_secteur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4" calcext:value-type="float">
            <text:p>44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tension sec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ension_secteur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5" calcext:value-type="float">
            <text:p>45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tension sec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hermique_secteur1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6" calcext:value-type="float">
            <text:p>46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chauffage sec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hermique_secteur2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7" calcext:value-type="float">
            <text:p>47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chauffage sec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l_thermique_secteur3</text:p>
          </table:table-cell>
          <table:table-cell table:style-name="ce8" table:content-validation-name="val2" office:value-type="string" calcext:value-type="string">
            <text:p>led</text:p>
          </table:table-cell>
          <table:table-cell table:style-name="ce12" office:value-type="float" office:value="48" calcext:value-type="float">
            <text:p>48</text:p>
          </table:table-cell>
          <table:table-cell table:style-name="ce17" table:content-validation-name="val4" office:value-type="string" calcext:value-type="string">
            <text:p>vert</text:p>
          </table:table-cell>
          <table:table-cell table:style-name="ce17" table:content-validation-name="val1" office:value-type="string" calcext:value-type="string">
            <text:p>chauffage sec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b_freq_moins</text:p>
          </table:table-cell>
          <table:table-cell table:style-name="ce8" table:content-validation-name="val2" office:value-type="string" calcext:value-type="string">
            <text:p>boutton</text:p>
          </table:table-cell>
          <table:table-cell table:style-name="ce12" office:value-type="float" office:value="49" calcext:value-type="float">
            <text:p>49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fréquence communication -50 MHz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b_freq_plus</text:p>
          </table:table-cell>
          <table:table-cell table:style-name="ce8" table:content-validation-name="val2" office:value-type="string" calcext:value-type="string">
            <text:p>boutton</text:p>
          </table:table-cell>
          <table:table-cell table:style-name="ce12" office:value-type="float" office:value="50" calcext:value-type="float">
            <text:p>50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fréquence communication +50 MHz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b_stop_shuttle</text:p>
          </table:table-cell>
          <table:table-cell table:style-name="ce8" table:content-validation-name="val2" office:value-type="string" calcext:value-type="string">
            <text:p>boutton</text:p>
          </table:table-cell>
          <table:table-cell table:style-name="ce12" office:value-type="float" office:value="51" calcext:value-type="float">
            <text:p>51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r0j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j_copilote</text:p>
          </table:table-cell>
          <table:table-cell table:style-name="ce8" table:content-validation-name="val2" office:value-type="string" calcext:value-type="string">
            <text:p>joystick</text:p>
          </table:table-cell>
          <table:table-cell table:style-name="ce12" office:value-type="float" office:value="52" calcext:value-type="float">
            <text:p>52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contrôle poussée angulair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j_pilote</text:p>
          </table:table-cell>
          <table:table-cell table:style-name="ce8" table:content-validation-name="val2" office:value-type="string" calcext:value-type="string">
            <text:p>joystick</text:p>
          </table:table-cell>
          <table:table-cell table:style-name="ce12" office:value-type="float" office:value="53" calcext:value-type="float">
            <text:p>53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contrôle poussée directionnelle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j_sp_orientation</text:p>
          </table:table-cell>
          <table:table-cell table:style-name="ce8" table:content-validation-name="val2" office:value-type="string" calcext:value-type="string">
            <text:p>joystick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contrôle décalage panneaux solaires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batterie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batterie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56" calcext:value-type="float">
            <text:p>5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batterie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57" calcext:value-type="float">
            <text:p>5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batterie4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58" calcext:value-type="float">
            <text:p>5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batteries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utorisation batteries secours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correction_direction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0" calcext:value-type="float">
            <text:p>60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correction de direction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correction_roulis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1" calcext:value-type="float">
            <text:p>61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correction de roulis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correction_stabilisation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2" calcext:value-type="float">
            <text:p>62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correction de stabilisation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joystick_copilote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3" calcext:value-type="float">
            <text:p>63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contrôle manuel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joystick_pilote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4" calcext:value-type="float">
            <text:p>64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contrôle manuel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moteur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5" calcext:value-type="float">
            <text:p>65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générateur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moteur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6" calcext:value-type="float">
            <text:p>66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générateur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moteur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7" calcext:value-type="float">
            <text:p>67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générateur 3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oxygene_secteur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8" calcext:value-type="float">
            <text:p>6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oxygene_secteur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69" calcext:value-type="float">
            <text:p>6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oxygene_secteur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0" calcext:value-type="float">
            <text:p>7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pilote_automatique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1" calcext:value-type="float">
            <text:p>71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pilote automatique 1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pilote_automatique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2" calcext:value-type="float">
            <text:p>72</text:p>
          </table:table-cell>
          <table:table-cell table:style-name="ce17" table:content-validation-name="val4"/>
          <table:table-cell table:style-name="ce17" table:content-validation-name="val1" office:value-type="string" calcext:value-type="string">
            <text:p>activation pilote automatique 2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recyclage_CO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3" calcext:value-type="float">
            <text:p>7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recyclage_H2O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4" calcext:value-type="float">
            <text:p>7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recyclage_O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5" calcext:value-type="float">
            <text:p>7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ension_secteur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6" calcext:value-type="float">
            <text:p>7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ension_secteur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7" calcext:value-type="float">
            <text:p>7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ension_secteur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8" calcext:value-type="float">
            <text:p>7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hermique_secteur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79" calcext:value-type="float">
            <text:p>7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hermique_secteur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80" calcext:value-type="float">
            <text:p>8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thermique_secteur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81" calcext:value-type="float">
            <text:p>81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verrouillage_secteur1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82" calcext:value-type="float">
            <text:p>82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verrouillage_secteur2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83" calcext:value-type="float">
            <text:p>8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2" office:value-type="string" calcext:value-type="string">
            <text:p>s_verrouillage_secteur3</text:p>
          </table:table-cell>
          <table:table-cell table:style-name="ce8" table:content-validation-name="val2" office:value-type="string" calcext:value-type="string">
            <text:p>switch</text:p>
          </table:table-cell>
          <table:table-cell table:style-name="ce12" office:value-type="float" office:value="84" calcext:value-type="float">
            <text:p>8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4"/>
          <table:table-cell table:style-name="ce8" table:content-validation-name="val2"/>
          <table:table-cell table:style-name="ce13" office:value-type="float" office:value="85" calcext:value-type="float">
            <text:p>8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86" calcext:value-type="float">
            <text:p>8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87" calcext:value-type="float">
            <text:p>8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88" calcext:value-type="float">
            <text:p>8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89" calcext:value-type="float">
            <text:p>8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0" calcext:value-type="float">
            <text:p>9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1" calcext:value-type="float">
            <text:p>91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2" calcext:value-type="float">
            <text:p>92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3" calcext:value-type="float">
            <text:p>9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4" calcext:value-type="float">
            <text:p>9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2"/>
          <table:table-cell table:style-name="ce13" office:value-type="float" office:value="95" calcext:value-type="float">
            <text:p>9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96" calcext:value-type="float">
            <text:p>9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97" calcext:value-type="float">
            <text:p>9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98" calcext:value-type="float">
            <text:p>9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99" calcext:value-type="float">
            <text:p>9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0" calcext:value-type="float">
            <text:p>10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1" calcext:value-type="float">
            <text:p>101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2" calcext:value-type="float">
            <text:p>102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3" calcext:value-type="float">
            <text:p>10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4" calcext:value-type="float">
            <text:p>10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5" calcext:value-type="float">
            <text:p>10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6" calcext:value-type="float">
            <text:p>10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7" calcext:value-type="float">
            <text:p>10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8" calcext:value-type="float">
            <text:p>10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09" calcext:value-type="float">
            <text:p>10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0" calcext:value-type="float">
            <text:p>11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1" calcext:value-type="float">
            <text:p>111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2" calcext:value-type="float">
            <text:p>112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3" calcext:value-type="float">
            <text:p>11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4" calcext:value-type="float">
            <text:p>11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5" calcext:value-type="float">
            <text:p>11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6" calcext:value-type="float">
            <text:p>11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7" calcext:value-type="float">
            <text:p>117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8" calcext:value-type="float">
            <text:p>118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19" calcext:value-type="float">
            <text:p>119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0" calcext:value-type="float">
            <text:p>120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1" calcext:value-type="float">
            <text:p>121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2" calcext:value-type="float">
            <text:p>122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3" calcext:value-type="float">
            <text:p>123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4" calcext:value-type="float">
            <text:p>124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5" calcext:value-type="float">
            <text:p>125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6" calcext:value-type="float">
            <text:p>126</text:p>
          </table:table-cell>
          <table:table-cell table:style-name="ce17" table:content-validation-name="val4"/>
          <table:table-cell table:style-name="ce17" table:content-validation-name="val1"/>
          <table:table-cell table:style-name="ce17"/>
          <table:table-cell table:number-columns-repeated="1018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7" calcext:value-type="float">
            <text:p>127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8" calcext:value-type="float">
            <text:p>128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29" calcext:value-type="float">
            <text:p>129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0" calcext:value-type="float">
            <text:p>130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1" calcext:value-type="float">
            <text:p>131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2" calcext:value-type="float">
            <text:p>132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3" calcext:value-type="float">
            <text:p>133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4" calcext:value-type="float">
            <text:p>134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5" calcext:value-type="float">
            <text:p>135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6" calcext:value-type="float">
            <text:p>136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7" calcext:value-type="float">
            <text:p>137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8" calcext:value-type="float">
            <text:p>138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39" calcext:value-type="float">
            <text:p>139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0" calcext:value-type="float">
            <text:p>140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1" calcext:value-type="float">
            <text:p>141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2" calcext:value-type="float">
            <text:p>142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3" calcext:value-type="float">
            <text:p>143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4" calcext:value-type="float">
            <text:p>144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5" calcext:value-type="float">
            <text:p>145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6" calcext:value-type="float">
            <text:p>146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7" calcext:value-type="float">
            <text:p>147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8" calcext:value-type="float">
            <text:p>148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49" calcext:value-type="float">
            <text:p>149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0" calcext:value-type="float">
            <text:p>150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1" calcext:value-type="float">
            <text:p>151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2" calcext:value-type="float">
            <text:p>152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3" calcext:value-type="float">
            <text:p>153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4" calcext:value-type="float">
            <text:p>154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5" calcext:value-type="float">
            <text:p>155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6" calcext:value-type="float">
            <text:p>156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7" calcext:value-type="float">
            <text:p>157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8" calcext:value-type="float">
            <text:p>158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59" calcext:value-type="float">
            <text:p>159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0" calcext:value-type="float">
            <text:p>160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1" calcext:value-type="float">
            <text:p>161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2" calcext:value-type="float">
            <text:p>162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3" calcext:value-type="float">
            <text:p>163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4" calcext:value-type="float">
            <text:p>164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5" calcext:value-type="float">
            <text:p>165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6" calcext:value-type="float">
            <text:p>166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7" calcext:value-type="float">
            <text:p>167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>
          <table:table-cell table:style-name="ce5"/>
          <table:table-cell table:style-name="ce8" table:content-validation-name="val3"/>
          <table:table-cell table:style-name="ce13" office:value-type="float" office:value="168" calcext:value-type="float">
            <text:p>168</text:p>
          </table:table-cell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 table:number-rows-repeated="3">
          <table:table-cell table:style-name="ce5"/>
          <table:table-cell table:style-name="ce8" table:content-validation-name="val3"/>
          <table:table-cell table:style-name="ce14"/>
          <table:table-cell table:style-name="ce17" table:content-validation-name="val4"/>
          <table:table-cell table:content-validation-name="val1"/>
          <table:table-cell table:number-columns-repeated="1019"/>
        </table:table-row>
        <table:table-row table:style-name="ro2" table:number-rows-repeated="39">
          <table:table-cell table:style-name="ce5"/>
          <table:table-cell table:style-name="ce9" table:content-validation-name="val3"/>
          <table:table-cell/>
          <table:table-cell table:content-validation-name="val4"/>
          <table:table-cell table:content-validation-name="val1"/>
          <table:table-cell table:number-columns-repeated="1019"/>
        </table:table-row>
        <table:table-row table:style-name="ro2" table:number-rows-repeated="1048363">
          <table:table-cell/>
          <table:table-cell table:content-validation-name="val3"/>
          <table:table-cell/>
          <table:table-cell table:content-validation-name="val4"/>
          <table:table-cell table:content-validation-name="val1"/>
          <table:table-cell table:number-columns-repeated="1019"/>
        </table:table-row>
        <table:table-row table:style-name="ro2">
          <table:table-cell/>
          <table:table-cell table:content-validation-name="val3"/>
          <table:table-cell/>
          <table:table-cell table:content-validation-name="val4"/>
          <table:table-cell table:content-validation-name="val1"/>
          <table:table-cell table:number-columns-repeated="1019"/>
        </table:table-row>
      </table:table>
      <table:named-expressions/>
      <table:database-ranges>
        <table:database-range table:name="__Anonymous_Sheet_DB__0" table:target-range-address="Feuille1.A1:Feuille1.D8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4:29:18.848724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52:02.244209945</meta:creation-date>
    <dc:date>2018-06-29T15:37:25.824546656</dc:date>
    <meta:editing-duration>PT9H38M58S</meta:editing-duration>
    <meta:editing-cycles>163</meta:editing-cycles>
    <meta:generator>LibreOffice/5.1.6.2$Linux_X86_64 LibreOffice_project/10m0$Build-2</meta:generator>
    <meta:document-statistic meta:table-count="1" meta:cell-count="458" meta:object-count="0"/>
  </office:meta>
</office:document-meta>
</file>